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CTICA 4 </text:p>
      <text:p text:style-name="Standard"/>
      <text:p text:style-name="Standard">Ejercicio 4.2. Ejecute las órdenes del cuadro e indique qué ocurre y cómo puede resolver la situación para que la variable NOMBRE se reconozca en el shell hijo.</text:p>
      <text:p text:style-name="Standard"/>
      <text:p text:style-name="Standard"><text:a xlink:type="simple" xlink:href="mailto:albamo@ei142070">albamo@ei142070</text:a>:~$ export NOMBRE</text:p>
      <text:p text:style-name="Standard"/>
      <text:p text:style-name="Standard">Ejercicio 4.3: Compruebe qué ocurre en las expresiones del ejemplo anterior si se quitan las comillas dobles del final y se ponen después de los dos puntos. ¿Qué sucede si se sustituyen las comillas dobles por comillas simples?</text:p>
      <text:p text:style-name="Standard"/>
      <text:p text:style-name="Standard">albamo@ei142070:~$ echo "los archivos que hay en el directorio son: $(ls -l)"</text:p>
      <text:p text:style-name="Standard">los archivos que hay en el directorio son: total 16</text:p>
      <text:p text:style-name="Standard">drwxr-xr-x 2 albamo alumno 2048 oct 27 11:41 Descargas</text:p>
      <text:p text:style-name="Standard">drwxr-xr-x 2 albamo alumno 2048 oct 27 11:41 Documentos</text:p>
      <text:p text:style-name="Standard">drwxr-xr-x 2 albamo alumno 2048 oct 27 11:41 Escritorio</text:p>
      <text:p text:style-name="Standard">drwxr-xr-x 2 albamo alumno 2048 oct 27 11:41 Imágenes</text:p>
      <text:p text:style-name="Standard">drwxr-xr-x 2 albamo alumno 2048 oct 27 11:41 Música</text:p>
      <text:p text:style-name="Standard">drwxr-xr-x 2 albamo alumno 2048 oct 27 11:41 Plantillas</text:p>
      <text:p text:style-name="Standard">drwxr-xr-x 2 albamo alumno 2048 oct 27 11:41 Público</text:p>
      <text:p text:style-name="Standard">drwxr-xr-x 2 albamo alumno 2048 oct 27 11:41 Vídeos</text:p>
      <text:p text:style-name="Standard"/>
      <text:p text:style-name="Standard">albamo@ei142070:~$ echo "los archivos que hay en el directorio son: $`ls -l`"</text:p>
      <text:p text:style-name="Standard">los archivos que hay en el directorio son: $total 16</text:p>
      <text:p text:style-name="Standard">drwxr-xr-x 2 albamo alumno 2048 oct 27 11:41 Descargas</text:p>
      <text:p text:style-name="Standard">drwxr-xr-x 2 albamo alumno 2048 oct 27 11:41 Documentos</text:p>
      <text:p text:style-name="Standard">drwxr-xr-x 2 albamo alumno 2048 oct 27 11:41 Escritorio</text:p>
      <text:p text:style-name="Standard">drwxr-xr-x 2 albamo alumno 2048 oct 27 11:41 Imágenes</text:p>
      <text:p text:style-name="Standard">drwxr-xr-x 2 albamo alumno 2048 oct 27 11:41 Música</text:p>
      <text:p text:style-name="Standard">drwxr-xr-x 2 albamo alumno 2048 oct 27 11:41 Plantillas</text:p>
      <text:p text:style-name="Standard">drwxr-xr-x 2 albamo alumno 2048 oct 27 11:41 Público</text:p>
      <text:p text:style-name="Standard">drwxr-xr-x 2 albamo alumno 2048 oct 27 11:41 Vídeos</text:p>
      <text:p text:style-name="Standard"/>
      <text:p text:style-name="Standard">albamo@ei142070:~$ echo "los archivos que hay en el directorio son:" $(ls -l)</text:p>
      <text:p text:style-name="Standard">los archivos que hay en el directorio son: total 16 drwxr-xr-x 2 albamo alumno 2048 oct 27 11:41 Descargas drwxr-xr-x 2 albamo alumno 2048 oct 27 11:41 Documentos drwxr-xr-x 2 albamo alumno 2048 oct 27 11:41 Escritorio drwxr-xr-x 2 albamo alumno 2048 oct 27 11:41 Imágenes drwxr-xr-x 2 albamo alumno 2048 oct 27 11:41 Música drwxr-xr-x 2 albamo alumno 2048 oct 27 11:41 Plantillas drwxr-xr-x 2 albamo alumno 2048 oct 27 11:41 Público drwxr-xr-x 2 albamo alumno 2048 oct 27 11:41 Vídeos</text:p>
      <text:p text:style-name="Standard"/>
      <text:p text:style-name="Standard">albamo@ei142070:~$ echo `los archivos que hay en el directorio son: $(ls -l)`</text:p>
      <text:p text:style-name="Standard">No se ha encontrado la orden «los», quizás quiso decir:</text:p>
      <text:p text:style-name="Standard"><text:s/>La orden «ls» del paquete «coreutils» (main)</text:p>
      <text:p text:style-name="Standard"><text:s/>La orden «lrs» del paquete «lrslib» (universe)</text:p>
      <text:p text:style-name="Standard"><text:s/>La orden «ols» del paquete «speech-tools» (universe)</text:p>
      <text:p text:style-name="Standard"><text:s/>La orden «lfs» del paquete «lustre-utils» (universe)</text:p>
      <text:p text:style-name="Standard"><text:s/>La orden «les» del paquete «atm-tools» (universe)</text:p>
      <text:p text:style-name="Standard"><text:s/>La orden «bos» del paquete «openafs-client» (universe)</text:p>
      <text:p text:style-name="Standard"><text:s/>La orden «vos» del paquete «openafs-client» (universe)</text:p>
      <text:p text:style-name="Standard"><text:s/>La orden «lvs» del paquete «lvm2» (main)</text:p>
      <text:p text:style-name="Standard">los: no se encontró la orden</text:p>
      <text:p text:style-name="Standard"><text:soft-page-break/>Ejercicio 4.4: Pruebe la siguiente asignación:</text:p>
      <text:p text:style-name="Standard">¿Qué ha ocurrido?</text:p>
      <text:p text:style-name="Standard"/>
      <text:p text:style-name="Standard">albamo@ei142070:~$ numero=numero+1</text:p>
      <text:p text:style-name="Standard">albamo@ei142070:~$ echo $numero</text:p>
      <text:p text:style-name="Standard">numero+1</text:p>
      <text:p text:style-name="Standard">PARA QUE HAGA LA OPERACION ARITMETICA USAR EXPR</text:p>
      <text:p text:style-name="Standard">albamo@ei142070:~$ numero=1</text:p>
      <text:p text:style-name="Standard">albamo@ei142070:~$ numero=`expr $numero + 1`</text:p>
      <text:p text:style-name="Standard">albamo@ei142070:~$ echo $numero</text:p>
      <text:p text:style-name="Standard">2</text:p>
      <text:p text:style-name="Standard"/>
      <text:p text:style-name="Standard">Ejercicio 4.5. Construya un guion que acepte como argumento una cadena de texto (por ejemplo, su nombre) y que visualice en pantalla la frase Hola y el nombre dado como argumento.</text:p>
      <text:p text:style-name="Standard"/>
      <text:p text:style-name="Standard">#!/bin/bash</text:p>
      <text:p text:style-name="Standard">variable=$1</text:p>
      <text:p text:style-name="Standard">printf "Hola: $variable\n"</text:p>
      <text:p text:style-name="Standard"/>
      <text:p text:style-name="Standard">albamo@ei142070:~$ chmod +x holanombre</text:p>
      <text:p text:style-name="Standard">albamo@ei142070:~$ ./holanombre alba</text:p>
      <text:p text:style-name="Standard">Hola: alba</text:p>
      <text:p text:style-name="Standard"/>
      <text:p text:style-name="Standard">Ejercicio 4.6. Varíe el guion anterior para que admita una lista de nombres.</text:p>
      <text:p text:style-name="Standard"/>
      <text:p text:style-name="Standard">#!/bin/bash</text:p>
      <text:p text:style-name="Standard">printf "hola: $*\n"</text:p>
      <text:p text:style-name="Standard"/>
      <text:p text:style-name="Standard">albamo@ei142070:~$ ./holacadena jorge alba</text:p>
      <text:p text:style-name="Standard">hola: jorge alba</text:p>
      <text:p text:style-name="Standard"/>
      <text:p text:style-name="Standard">Ejercicio 4.7. Cree tres variables llamadas VAR1, VAR2 y VAR3 con los siguientes valores respectivamente “hola”,</text:p>
      <text:p text:style-name="Standard">“adios” y “14”.</text:p>
      <text:p text:style-name="Standard">a) Imprima los valores de las tres variables en tres columnas con 15 caracteres de ancho.</text:p>
      <text:p text:style-name="Standard"/>
      <text:p text:style-name="Standard">b) ¿Son variables locales o globales?</text:p>
      <text:p text:style-name="Standard">son variables locales porque fuera del guion no existen</text:p>
      <text:p text:style-name="Standard">c) Borre la variable VAR2.</text:p>
      <text:p text:style-name="Standard"/>
      <text:p text:style-name="Standard">d) Abra otra ventana de tipo terminal, ¿puede visualizar las dos variables restantes?</text:p>
      <text:p text:style-name="Standard">No, ya que no se han declarado ahi y por tanto no las encuentra</text:p>
      <text:p text:style-name="Standard">e) Cree una variable de tipo vector con los valores iniciales de las tres variables.</text:p>
      <text:p text:style-name="Standard"/>
      <text:p text:style-name="Standard">f) Muestre el segundo elemento del vector creado en el apartado e.</text:p>
      <text:p text:style-name="Standard"/>
      <text:p text:style-name="Standard">Ejercicio 4.8. Cree un alias que se llame ne (nombrado así para indicar el número de elementos) y que devuelva el número de archivos que existen en el directorio actual. ¿Qué cambiaría si queremos que haga lo mismo pero en el directorio home correspondiente al usuario que lo ejecuta?</text:p>
      <text:p text:style-name="Standard"></text:p>
      <text:p text:style-name="Standard">albamo@ei142070:~$ alias ne='ls $PWD| wc -l'</text:p>
      <text:p text:style-name="Standard"/>
      <text:p text:style-name="Standard"><text:soft-page-break/>Ejercicio 4.9. Indique la línea de orden necesaria para buscar todos los archivos a partir del directorio home que tengan un tamaño menor de un bloque. ¿Cómo la modificaría para que además imprima el resultado en un archivo que se cree dentro del directorio donde nos encontremos y que se llame archivosP?</text:p>
      <text:p text:style-name="Standard"/>
      <text:p text:style-name="Standard">albamo@ei142070:~$ find $HOME -size 1</text:p>
      <text:p text:style-name="Standard">albamo@ei142070:~$ find $HOME -size 1 &gt; ejercicio49</text:p>
      <text:p text:style-name="Standard"/>
      <text:p text:style-name="Standard">Ejercicio 4.10. Indique cómo buscaría todos aquellos archivos del directorio actual que contengan la palabra “ejemplo”.</text:p>
      <text:p text:style-name="Standard"/>
      <text:p text:style-name="Standard">creo un doc que se llama ejemplo1 en el escritorio, la orden de busqueda es:</text:p>
      <text:p text:style-name="Standard">albamo@ei142070:~$ find Escritorio -name "*ejemplo*"</text:p>
      <text:p text:style-name="Standard">Escritorio/ejemplo1 -&gt;resultado</text:p>
      <text:p text:style-name="Standard"/>
      <text:p text:style-name="Standard">Ejercicio 4.12. Indique cómo buscaría si un usuario dispone de una cuenta en el sistema.</text:p>
      <text:p text:style-name="Standard"/>
      <text:p text:style-name="Standard">albamo@ei142070:~$ find -user albamo</text:p>
      <text:p text:style-name="Standard"/>
      <text:p text:style-name="Standard">Ejercicio 4.13. Indique cómo contabilizar el número de ficheros de la propia cuenta de usuario que no tengan permiso de lectura para el resto de usuarios.</text:p>
      <text:p text:style-name="Standard"/>
      <text:p text:style-name="Standard">GUION ejercicio13</text:p>
      <text:p text:style-name="Standard"/>
      <text:p text:style-name="Standard">Ejercicio 4.14. Modifique el ejercicio 8 de forma que, en vez de un alias, sea un guion llamado numE el que devuelva el número de archivos que existen en el directorio que se le pase como argument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1:43:14</meta:creation-date>
    <dc:date>2015-10-27T13:09:47</dc:date>
    <meta:editing-duration>PT56M12S</meta:editing-duration>
    <meta:editing-cycles>3</meta:editing-cycles>
    <meta:generator>LibreOffice/3.5$Linux_x86 LibreOffice_project/350m1$Build-2</meta:generator>
    <meta:document-statistic meta:table-count="0" meta:image-count="0" meta:object-count="0" meta:page-count="3" meta:paragraph-count="84" meta:word-count="890" meta:character-count="5629" meta:non-whitespace-character-count="4729"/>
  </office:meta>
</office:document-meta>
</file>